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58.6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68.99mm"/>
    </style:style>
    <style:style style:name="co7" style:family="table-column">
      <style:table-column-properties fo:break-before="auto" style:column-width="47.47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48.01mm"/>
    </style:style>
    <style:style style:name="co11" style:family="table-column">
      <style:table-column-properties fo:break-before="auto" style:column-width="19.69mm"/>
    </style:style>
    <style:style style:name="co12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order="0.06pt solid #000000"/>
    </style:style>
    <style:style style:name="gr1" style:family="graphic">
      <style:graphic-properties draw:stroke="dash" draw:stroke-dash="Ultrafine_20_Dashe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Model Used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model-2-02-nodejs.wmod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model-2-02-nodejs.wmod</text:p>
          </table:table-cell>
        </table:table-row>
        <table:table-row table:style-name="ro1">
          <table:table-cell office:value-type="string" calcext:value-type="string">
            <text:p>For Thesis</text:p>
          </table:table-cell>
          <table:table-cell office:value-type="string" calcext:value-type="string">
            <text:p>Test 2 results formatted for inclusion in thesis.</text:p>
          </table:table-cell>
        </table:table-row>
      </table:table>
      <table:table table:name="Test 1" table:style-name="ta1">
        <table:shapes>
          <draw:frame draw:z-index="0" draw:style-name="gr1" draw:text-style-name="P1" svg:width="159.89mm" svg:height="90.05mm" svg:x="43.33mm" svg:y="78.09mm">
            <draw:object draw:notify-on-update-of-ranges="'Test 1'.G1:'Test 1'.G1 'Test 1'.G2:'Test 1'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4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MAX_REQUESTS_PER_SECOND</text:p>
          </table:table-cell>
          <table:table-cell table:style-name="ce1" office:value-type="string" calcext:value-type="string">
            <text:p>POD_MAX</text:p>
          </table:table-cell>
          <table:table-cell table:style-name="ce1" office:value-type="string" calcext:value-type="string">
            <text:p>PROCESSING_TIME_PER_REQ_IN_MS</text:p>
          </table:table-cell>
          <table:table-cell table:style-name="ce1" office:value-type="string" calcext:value-type="string">
            <text:p>SCALE_CPU_THRESHOLD</text:p>
          </table:table-cell>
          <table:table-cell table:style-name="ce1" office:value-type="string" calcext:value-type="string">
            <text:p>meets_sla</text:p>
          </table:table-cell>
          <table:table-cell table:style-name="ce1" office:value-type="string" calcext:value-type="string">
            <text:p>total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433" calcext:value-type="float">
            <text:p>0.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66" calcext:value-type="float">
            <text:p>0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54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86" calcext:value-type="float">
            <text:p>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65" calcext:value-type="float">
            <text:p>0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54" calcext:value-type="float">
            <text:p>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Std. Dev.</text:p>
          </table:table-cell>
          <table:table-cell table:style-name="ce5" table:formula="of:=STDEV([.G2:.G11])" office:value-type="float" office:value="0.0537210904166656" calcext:value-type="float">
            <text:p>0.05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Mean</text:p>
          </table:table-cell>
          <table:table-cell table:style-name="ce5" table:formula="of:=AVERAGE([.G2:.G11])" office:value-type="float" office:value="0.2828" calcext:value-type="float">
            <text:p>0.28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vg. Z Score</text:p>
          </table:table-cell>
          <table:table-cell table:style-name="ce5" table:formula="of:=[.G13]/[.G14]" office:value-type="float" office:value="0.18996142297265" calcext:value-type="float">
            <text:p>0.19</text:p>
          </table:table-cell>
        </table:table-row>
      </table:table>
      <table:table table:name="Test 2" table:style-name="ta1">
        <table:shapes>
          <draw:frame draw:z-index="0" draw:style-name="gr1" draw:text-style-name="P1" svg:width="160.16mm" svg:height="90.04mm" svg:x="44.15mm" svg:y="78.9mm">
            <draw:object draw:notify-on-update-of-ranges="'Test 2'.G1:'Test 2'.G1 'Test 2'.G2:'Test 2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MAX_REQUESTS_PER_SECOND</text:p>
          </table:table-cell>
          <table:table-cell table:style-name="ce1" office:value-type="string" calcext:value-type="string">
            <text:p>POD_MAX</text:p>
          </table:table-cell>
          <table:table-cell table:style-name="ce1" office:value-type="string" calcext:value-type="string">
            <text:p>PROCESSING_TIME_PER_REQ_IN_MS</text:p>
          </table:table-cell>
          <table:table-cell table:style-name="ce1" office:value-type="string" calcext:value-type="string">
            <text:p>SCALE_CPU_THRESHOLD</text:p>
          </table:table-cell>
          <table:table-cell table:style-name="ce1" office:value-type="string" calcext:value-type="string">
            <text:p>meets_sla</text:p>
          </table:table-cell>
          <table:table-cell table:style-name="ce1" office:value-type="string" calcext:value-type="string">
            <text:p>total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Std. Dev.</text:p>
          </table:table-cell>
          <table:table-cell table:style-name="ce5" table:formula="of:=STDEV([.G2:.G11])" office:value-type="float" office:value="0.0523242030251988" calcext:value-type="float">
            <text:p>0.05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Mean</text:p>
          </table:table-cell>
          <table:table-cell table:style-name="ce5" table:formula="of:=AVERAGE([.G2:.G11])" office:value-type="float" office:value="0.6176" calcext:value-type="float">
            <text:p>0.62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vg. Z Score</text:p>
          </table:table-cell>
          <table:table-cell table:style-name="ce5" table:formula="of:=[.G13]/[.G14]" office:value-type="float" office:value="0.0847218313231846" calcext:value-type="float">
            <text:p>0.08</text:p>
          </table:table-cell>
        </table:table-row>
      </table:table>
      <table:table table:name="For Thesis" table:style-name="ta1">
        <table:table-column table:style-name="co3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8" calcext:value-type="float">
            <text:p>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7" calcext:value-type="float">
            <text:p>0.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1" calcext:value-type="float">
            <text:p>0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5" calcext:value-type="float">
            <text:p>0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8" calcext:value-type="float">
            <text:p>0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2" calcext:value-type="float">
            <text:p>0.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9" calcext:value-type="float">
            <text:p>0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8T09:35:20.246584715</dc:date>
    <meta:editing-duration>PT22M38S</meta:editing-duration>
    <meta:editing-cycles>2</meta:editing-cycles>
    <meta:document-statistic meta:table-count="4" meta:cell-count="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3.138cm" svg:y="4.204cm" style:legend-expansion="high" chart:style-name="ch2"/>
        <chart:plot-area chart:style-name="ch3" table:cell-range-address="'Test 1'.G1:'Test 1'.G11" chart:data-source-has-labels="row" svg:x="0.319cm" svg:y="0.18cm" svg:width="12.5cm" svg:height="8.646cm">
          <chartooo:coordinate-region svg:x="1.231cm" svg:y="0.379cm" svg:width="11.40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 1'.G2:'Test 1'.G11" chart:label-cell-address="'Test 1'.G1:'Test 1'.G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  <draw:g>
                  <svg:desc>'Test 1'.G1:'Test 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">
                <text:p>0.433</text:p>
                <draw:g>
                  <svg:desc>'Test 1'.G2:'Test 1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1">
                <text:p>0.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legend chart:legend-position="end" svg:x="13.165cm" svg:y="4.203cm" style:legend-expansion="high" chart:style-name="ch2"/>
        <chart:plot-area chart:style-name="ch3" table:cell-range-address="'Test 2'.G1:'Test 2'.G11" chart:data-source-has-labels="row" svg:x="0.32cm" svg:y="0.18cm" svg:width="12.525cm" svg:height="8.645cm">
          <chartooo:coordinate-region svg:x="1.047cm" svg:y="0.38cm" svg:width="11.61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 2'.G2:'Test 2'.G11" chart:label-cell-address="'Test 2'.G1:'Test 2'.G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  <draw:g>
                  <svg:desc>'Test 2'.G1:'Test 2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2">
                <text:p>0.762</text:p>
                <draw:g>
                  <svg:desc>'Test 2'.G2:'Test 2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9">
                <text:p>0.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